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23333333333333cm"/>
    </style:style>
    <style:style style:name="co2" style:family="table-column">
      <style:table-column-properties fo:break-before="auto" style:column-width="5.26520833333333cm"/>
    </style:style>
    <style:style style:name="co3" style:family="table-column">
      <style:table-column-properties fo:break-before="auto" style:column-width="7.5670833333333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acces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lculated_host_listings_count_entire_hom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lculated_host_listings_count_private_room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lculated_host_listings_count_shared_room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lendar_last_scrap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unt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untry_co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rip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periences_offer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t_abou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t_loc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t_neighbourhoo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t_picture_ur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t_thumbnail_ur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t_ur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terac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_business_travel_read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risdiction_nam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st_scrap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cen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sting_ur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k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ium_ur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ighborhood_overview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t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cture_ur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quires_licen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rape_i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a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mma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umbnail_ur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nsi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l_picture_url</text:p>
          </table:table-cell>
          <table:table-cell table:number-columns-repeated="16383"/>
        </table:table-row>
        <table:table-row table:number-rows-repeated="1048541" table:style-name="ro1">
          <table:table-cell table:number-columns-repeated="16384"/>
        </table:table-row>
      </table:table>
      <table:database-ranges>
        <table:database-range table:target-range-address="Sheet1.A1:Sheet1.A66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130</meta:generator>
    <dc:creator>Stefano</dc:creator>
    <meta:creation-date>2019-11-11T21:26:33Z</meta:creation-date>
    <dc:date>2019-11-12T20:44:38Z</dc:date>
    <meta:print-date>2019-11-11T21:30:01Z</meta:print-date>
    <meta:editing-cycles>1</meta:editing-cycles>
    <meta:editing-duration>PT7516S</meta:editing-duration>
  </office:meta>
</office:document-meta>
</file>